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tyle:font-face style:name="Mangal1" svg:font-family="Mangal"/>
    <style:font-face style:name="Myriad Pro" svg:font-family="'Myriad Pro'"/>
    <style:font-face style:name="Source Sans Pro" svg:font-family="'Source Sans Pro', sans-serif"/>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b5c8" officeooo:paragraph-rsid="000db5c8"/>
    </style:style>
    <style:style style:name="P2" style:family="paragraph" style:parent-style-name="Standard">
      <style:text-properties officeooo:rsid="000db5c8" officeooo:paragraph-rsid="0011500e"/>
    </style:style>
    <style:style style:name="P3" style:family="paragraph" style:parent-style-name="Standard">
      <style:text-properties officeooo:rsid="000f7c74" officeooo:paragraph-rsid="000f7c74"/>
    </style:style>
    <style:style style:name="P4" style:family="paragraph" style:parent-style-name="Standard">
      <style:text-properties officeooo:rsid="0014a734" officeooo:paragraph-rsid="0014a734"/>
    </style:style>
    <style:style style:name="P5" style:family="paragraph" style:parent-style-name="Standard">
      <style:text-properties officeooo:rsid="00176bf2" officeooo:paragraph-rsid="00176bf2"/>
    </style:style>
    <style:style style:name="P6" style:family="paragraph" style:parent-style-name="Standard">
      <style:text-properties officeooo:rsid="00197163" officeooo:paragraph-rsid="00197163"/>
    </style:style>
    <style:style style:name="P7" style:family="paragraph" style:parent-style-name="Standard">
      <style:text-properties officeooo:rsid="001b4b57" officeooo:paragraph-rsid="001b4b57"/>
    </style:style>
    <style:style style:name="P8" style:family="paragraph" style:parent-style-name="Standard">
      <style:text-properties officeooo:rsid="001f6432" officeooo:paragraph-rsid="001f6432"/>
    </style:style>
    <style:style style:name="P9" style:family="paragraph" style:parent-style-name="Standard">
      <style:text-properties officeooo:rsid="0020ae8d" officeooo:paragraph-rsid="0020ae8d"/>
    </style:style>
    <style:style style:name="T1" style:family="text">
      <style:text-properties officeooo:rsid="000dff64"/>
    </style:style>
    <style:style style:name="T2" style:family="text">
      <style:text-properties officeooo:rsid="000e112a"/>
    </style:style>
    <style:style style:name="T3" style:family="text">
      <style:text-properties officeooo:rsid="0011500e"/>
    </style:style>
    <style:style style:name="T4" style:family="text">
      <style:text-properties officeooo:rsid="00131292"/>
    </style:style>
    <style:style style:name="T5" style:family="text">
      <style:text-properties officeooo:rsid="0015f75e"/>
    </style:style>
    <style:style style:name="T6" style:family="text">
      <style:text-properties officeooo:rsid="001d54db"/>
    </style:style>
    <style:style style:name="T7" style:family="text">
      <style:text-properties officeooo:rsid="0020ae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nestly, there's a few different tools to make maps with. But the tools we'll be covering here are [b]FEMapCreator, Tiled and tmx2ea.[/b]<text:span text:style-name="T2"> You make the map in FEMapCreator, you add map changes in Tiled and then you run tmx2ea to get an .event that you can insert.</text:span></text:p>
      <text:p text:style-name="P1"/>
      <text:p text:style-name="P1">FEMapCreator</text:p>
      <text:p text:style-name="P1"/>
      <text:p text:style-name="P1">This is a nifty tool for making maps and good to get your map started. The first thing you should do when making a new map in FE Map Creator is load a tileset via File-&gt; Load Tileset. Then just pick the tileset for the map you want to make.</text:p>
      <text:p text:style-name="P1"/>
      <text:p text:style-name="P1">After that, just select your width and height and press New Map. The minimium map size for FE8 (and I assume FE7) is 15 squares wide and 10 squares vertically. If you go below this, your map won't have issues inserting but you'll see garbage along the sides. </text:p>
      <text:p text:style-name="P1"/>
      <text:p text:style-name="P1"><text:span text:style-name="T1">Moving on, </text:span>once you've hit New Map, just go to the Tileset window, click a tile and start making your map. Making a good map is more of an art than a buildfile thing, so refer to other sources like primefusion's mapmaking guide (https://serenesforest.net/forums/index.php?/topic/25963-spriters-resource/&amp;do=findComment&amp;comment=1595900) for help there.</text:p>
      <text:p text:style-name="P1"/>
      <text:p text:style-name="P2">Once you've got your map started and you feel like adding in map changes, <text:span text:style-name="T3">save the map as a .tmx and move on to Tiled.</text:span></text:p>
      <text:p text:style-name="P2"/>
      <text:p text:style-name="P2">Tiled</text:p>
      <text:p text:style-name="P1"/>
      <text:p text:style-name="P3">In Tiled, File-&gt; Open, then select the map you wish to make map changes for. <text:s/>You might get an error message of sorts saying that it can't find the tileset, but just click on the file name in Tiled's error screen, press Locate File and then select your tileset. The vanilla tilesets will be in FEMapCreator's tileset folder, select the one you used to make your map.<text:span text:style-name="T4"> If you've selected the right tileset, you'll see your map. Save it. If it looks messed up compared to how it should look, you used the wrong tileset. Close it, don't save it and then try again.</text:span></text:p>
      <text:p text:style-name="P3"/>
      <text:p text:style-name="P4">On of the left side of Tiled, below the Properites, you'll see a blue + sign. Click that to add a property to your map. The first property you should add is the property "Main" which is just a string. You don't need to add any more information to that property for it to work, it should just tell tmx2ea which layer is the actual map loaded in <text:span text:style-name="T5">initially.</text:span></text:p>
      <text:p text:style-name="P4"/>
      <text:p text:style-name="P5">In the top right part of Tiled, above the tileset, you'll see a layers window. Right click in that window and select Tile Layer to create a new layer. We'll be placing our map change on this new layer, with a new layer being needed for each different map change.</text:p>
      <text:p text:style-name="P5"/>
      <text:p text:style-name="P6">Anyway, click the little checkbox on the left of the layer's name to toggle the visibility on/off. If you toggle off your main layer, you should see that the new layer has nothing on it. </text:p>
      <text:p text:style-name="P4"/>
      <text:p text:style-name="P7">Now draw the change you want to superimpose upon the map. If you want a door to be unlocked, make a new layer<text:span text:style-name="T6"> (I'd rename that new layer something like "door unlocked" but that's personal preference) and put a traversable tile at the same coordinates where the </text:span><text:soft-page-break/><text:span text:style-name="T6">door was in the main layer. If the door was at (7,4), place your new tile at (7,4) in your new layer.</text:span></text:p>
      <text:p text:style-name="P7"/>
      <text:p text:style-name="P8">Once you made your changes on the actual layer itself, we need to set up some properties. Create 5 string properties on the change layer and I'll just steal this next part from the tmx2ea doc.</text:p>
      <text:p text:style-name="P8"/>
      <text:p text:style-name="P8">ID <text:span text:style-name="T7">- Warning: the actual layer order matters too. Lower layers should have lower IDs</text:span></text:p>
      <text:p text:style-name="P9">X - X coordinate of the top left tile</text:p>
      <text:p text:style-name="P9">Y - Y coordinate of the top left tile</text:p>
      <text:p text:style-name="P9">Height - Height of the tile change</text:p>
      <text:p text:style-name="P9">Width - Width of the tile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tyle:font-face style:name="Mangal1" svg:font-family="Mangal"/>
    <style:font-face style:name="Myriad Pro" svg:font-family="'Myriad Pro'"/>
    <style:font-face style:name="Source Sans Pro" svg:font-family="'Source Sans Pro', sans-serif"/>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Myriad Pro"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Myriad Pro"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6e6ff" draw:fill-image-width="0cm" draw:fill-image-height="0cm"/>
      <style:paragraph-properties fo:margin-left="0.499cm" fo:margin-right="0.499cm" fo:text-indent="0cm" style:auto-text-indent="false" style:page-number="auto" fo:background-color="#e6e6ff" fo:padding="0.049cm" fo:border="0.06pt solid #000000" style:shadow="none" style:writing-mode="page"/>
      <style:text-properties officeooo:rsid="000b60c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Myriad Pro" fo:font-family="'Myriad Pro'"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Myriad Pro" fo:font-family="'Myriad Pro'"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Myriad Pro" fo:font-family="'Myriad Pro'"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5:41:21.898000000</meta:creation-date>
    <dc:title>Colored Text</dc:title>
    <meta:editing-duration>PT5H47M39S</meta:editing-duration>
    <meta:editing-cycles>12</meta:editing-cycles>
    <meta:generator>LibreOffice/5.2.0.4$Windows_x86 LibreOffice_project/066b007f5ebcc236395c7d282ba488bca6720265</meta:generator>
    <dc:date>2017-06-27T23:00:49.408000000</dc:date>
    <meta:document-statistic meta:table-count="0" meta:image-count="0" meta:object-count="0" meta:page-count="2" meta:paragraph-count="18" meta:word-count="629" meta:character-count="3389" meta:non-whitespace-character-count="2775"/>
    <meta:template xlink:type="simple" xlink:actuate="onRequest" xlink:title="Colored Text" xlink:href="../../../../../AppData/Roaming/LibreOffice/4/user/template/Colored%20Text1.ott" meta:date="2017-06-27T15:41:19.069000000"/>
  </office:meta>
</office:document-meta>
</file>